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text-properties officeooo:paragraph-rsid="001ef9e2"/>
    </style:style>
    <style:style style:name="P3" style:family="paragraph" style:parent-style-name="Standard">
      <style:text-properties officeooo:paragraph-rsid="001ef9e2"/>
    </style:style>
    <style:style style:name="P4" style:family="paragraph" style:parent-style-name="Heading_20_2">
      <style:text-properties officeooo:paragraph-rsid="001ef9e2"/>
    </style:style>
    <style:style style:name="P5" style:family="paragraph" style:parent-style-name="Text_20_body" style:list-style-name="L2">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list-style-name="L3">
      <style:paragraph-properties fo:margin-left="0cm" fo:margin-right="0cm" fo:text-indent="0cm" style:auto-text-indent="false"/>
    </style:style>
    <style:style style:name="P8" style:family="paragraph" style:parent-style-name="Heading_20_3">
      <style:text-properties officeooo:paragraph-rsid="001ef9e2"/>
    </style:style>
    <style:style style:name="P9" style:family="paragraph" style:parent-style-name="Text_20_body" style:list-style-name="L4">
      <style:text-properties fo:font-weight="bold"/>
    </style:style>
    <style:style style:name="P10" style:family="paragraph" style:parent-style-name="Text_20_body" style:list-style-name="L4"/>
    <style:style style:name="P11" style:family="paragraph" style:parent-style-name="Text_20_body" style:list-style-name="L5">
      <style:text-properties fo:font-weight="bold"/>
    </style:style>
    <style:style style:name="P12" style:family="paragraph" style:parent-style-name="Text_20_body" style:list-style-name="L5"/>
    <style:style style:name="P13" style:family="paragraph" style:parent-style-name="Text_20_body" style:list-style-name="L6">
      <style:text-properties fo:font-weight="bold"/>
    </style:style>
    <style:style style:name="P14" style:family="paragraph" style:parent-style-name="Text_20_body" style:list-style-name="L6"/>
    <style:style style:name="P15" style:family="paragraph" style:parent-style-name="Text_20_body" style:list-style-name="L7">
      <style:text-properties fo:font-weight="bold"/>
    </style:style>
    <style:style style:name="P16" style:family="paragraph" style:parent-style-name="Text_20_body" style:list-style-name="L7"/>
    <style:style style:name="P17" style:family="paragraph" style:parent-style-name="Text_20_body">
      <style:text-properties fo:font-weight="bold"/>
    </style:style>
    <style:style style:name="P18" style:family="paragraph" style:parent-style-name="Quotations">
      <style:text-properties fo:font-style="italic"/>
    </style:style>
    <style:style style:name="P19" style:family="paragraph" style:parent-style-name="Standard">
      <style:text-properties officeooo:paragraph-rsid="0021b4dc"/>
    </style:style>
    <style:style style:name="P20" style:family="paragraph" style:parent-style-name="Standard">
      <style:text-properties officeooo:paragraph-rsid="0025c9f0"/>
    </style:style>
    <style:style style:name="P21" style:family="paragraph" style:parent-style-name="Standard">
      <style:paragraph-properties fo:margin-left="0cm" fo:margin-right="0cm" style:line-height-at-least="0.503cm" fo:text-indent="0cm" style:auto-text-indent="false"/>
      <style:text-properties fo:color="#000000" loext:opacity="100%" officeooo:paragraph-rsid="0027c8ab" fo:background-color="transparent"/>
    </style:style>
    <style:style style:name="P22" style:family="paragraph" style:parent-style-name="Standard">
      <style:paragraph-properties fo:margin-left="0cm" fo:margin-right="0cm" style:line-height-at-least="0.503cm" fo:text-indent="0cm" style:auto-text-indent="false"/>
      <style:text-properties fo:color="#000000" loext:opacity="100%" style:font-name="Consolas" fo:font-size="10.5pt" fo:font-weight="normal" officeooo:paragraph-rsid="0027c8ab" fo:background-color="transparent"/>
    </style:style>
    <style:style style:name="P23" style:family="paragraph" style:parent-style-name="Text_20_body">
      <style:paragraph-properties fo:margin-left="0cm" fo:margin-right="0cm" style:line-height-at-least="0.503cm" fo:text-indent="0cm" style:auto-text-indent="false"/>
      <style:text-properties fo:color="#000000" loext:opacity="100%" style:font-name="Consolas" fo:font-size="10.5pt" officeooo:paragraph-rsid="0027c8ab"/>
    </style:style>
    <style:style style:name="P24" style:family="paragraph" style:parent-style-name="Heading_20_3">
      <style:paragraph-properties style:line-height-at-least="0.503cm"/>
      <style:text-properties fo:color="#000000" loext:opacity="100%" style:font-name="Consolas" fo:font-size="10.5pt" fo:font-weight="normal"/>
    </style:style>
    <style:style style:name="P25" style:family="paragraph" style:parent-style-name="Text_20_body">
      <style:paragraph-properties fo:margin-left="0cm" fo:margin-right="0cm" style:line-height-at-least="0.503cm" fo:text-indent="0cm" style:auto-text-indent="false"/>
      <style:text-properties fo:color="#000000" loext:opacity="100%" style:font-name="Consolas" fo:font-size="10.5pt"/>
    </style:style>
    <style:style style:name="P26" style:family="paragraph" style:parent-style-name="Text_20_body" style:list-style-name="L8">
      <style:paragraph-properties fo:margin-left="0cm" fo:margin-right="0cm" style:line-height-at-least="0.503cm" fo:text-indent="0cm" style:auto-text-indent="false"/>
      <style:text-properties fo:color="#000000" loext:opacity="100%" style:font-name="Consolas" fo:font-size="10.5pt"/>
    </style:style>
    <style:style style:name="P27" style:family="paragraph" style:parent-style-name="Standard">
      <style:paragraph-properties fo:margin-left="0cm" fo:margin-right="0cm" style:line-height-at-least="0.503cm" fo:text-indent="0cm" style:auto-text-indent="false"/>
      <style:text-properties officeooo:paragraph-rsid="0027c8ab"/>
    </style:style>
    <style:style style:name="P28" style:family="paragraph" style:parent-style-name="Standard">
      <style:text-properties officeooo:paragraph-rsid="00288ba5"/>
    </style:style>
    <style:style style:name="P29" style:family="paragraph" style:parent-style-name="Standard">
      <style:text-properties officeooo:rsid="0024ed6c" officeooo:paragraph-rsid="00397736"/>
    </style:style>
    <style:style style:name="P30" style:family="paragraph" style:parent-style-name="Standard">
      <style:text-properties officeooo:paragraph-rsid="00397736"/>
    </style:style>
    <style:style style:name="P31" style:family="paragraph" style:parent-style-name="Standard">
      <style:text-properties officeooo:paragraph-rsid="004de207"/>
    </style:style>
    <style:style style:name="P32" style:family="paragraph" style:parent-style-name="Standard">
      <style:text-properties officeooo:rsid="0024ed6c" officeooo:paragraph-rsid="004f5a0f"/>
    </style:style>
    <style:style style:name="P33" style:family="paragraph" style:parent-style-name="Standard">
      <style:text-properties officeooo:paragraph-rsid="00512b3c"/>
    </style:style>
    <style:style style:name="P34" style:family="paragraph" style:parent-style-name="Standard">
      <style:text-properties officeooo:paragraph-rsid="004f5a0f"/>
    </style:style>
    <style:style style:name="P35" style:family="paragraph" style:parent-style-name="Standard">
      <style:text-properties officeooo:paragraph-rsid="00531d09"/>
    </style:style>
    <style:style style:name="P36" style:family="paragraph" style:parent-style-name="Standard">
      <style:text-properties fo:color="#767676" loext:opacity="100%" style:font-name="Cascadia Mono" fo:font-size="12pt" officeooo:paragraph-rsid="00531d09" fo:background-color="#0c0c0c" style:font-size-asian="12pt"/>
    </style:style>
    <style:style style:name="P37" style:family="paragraph" style:parent-style-name="Standard">
      <style:text-properties fo:color="#cccccc" loext:opacity="100%" style:font-name="Cascadia Mono" fo:font-size="12pt" officeooo:paragraph-rsid="00531d09" fo:background-color="#0c0c0c" style:font-size-asian="12pt"/>
    </style:style>
    <style:style style:name="P38" style:family="paragraph" style:parent-style-name="Standard">
      <style:text-properties officeooo:paragraph-rsid="00563fbb"/>
    </style:style>
    <style:style style:name="P39" style:family="paragraph" style:parent-style-name="Standard" style:list-style-name="L9">
      <style:text-properties officeooo:paragraph-rsid="00531d09"/>
    </style:style>
    <style:style style:name="P40" style:family="paragraph" style:parent-style-name="Standard" style:list-style-name="L10">
      <style:text-properties officeooo:paragraph-rsid="00531d09"/>
    </style:style>
    <style:style style:name="P41" style:family="paragraph" style:parent-style-name="Standard" style:list-style-name="L11">
      <style:text-properties officeooo:paragraph-rsid="00531d09"/>
    </style:style>
    <style:style style:name="P42" style:family="paragraph" style:parent-style-name="Heading_20_2">
      <style:text-properties officeooo:paragraph-rsid="00531d09"/>
    </style:style>
    <style:style style:name="P43" style:family="paragraph" style:parent-style-name="Text_20_body" style:list-style-name="L12"/>
    <style:style style:name="P44" style:family="paragraph" style:parent-style-name="Text_20_body" style:list-style-name="L13"/>
    <style:style style:name="P45" style:family="paragraph" style:parent-style-name="Text_20_body">
      <style:text-properties officeooo:rsid="005ceb75" officeooo:paragraph-rsid="005ceb75"/>
    </style:style>
    <style:style style:name="P46" style:family="paragraph" style:parent-style-name="Text_20_body" style:list-style-name="L14"/>
    <style:style style:name="P47" style:family="paragraph" style:parent-style-name="Text_20_body" style:list-style-name="L15"/>
    <style:style style:name="P48" style:family="paragraph" style:parent-style-name="Text_20_body" style:list-style-name="L16"/>
    <style:style style:name="P49" style:family="paragraph" style:parent-style-name="Text_20_body" style:list-style-name="L17"/>
    <style:style style:name="P50" style:family="paragraph" style:parent-style-name="Text_20_body" style:list-style-name="L17">
      <style:text-properties officeooo:paragraph-rsid="006119ea"/>
    </style:style>
    <style:style style:name="P51" style:family="paragraph" style:parent-style-name="Text_20_body" style:list-style-name="L17">
      <style:text-properties officeooo:rsid="006119ea" officeooo:paragraph-rsid="006119ea"/>
    </style:style>
    <style:style style:name="P52" style:family="paragraph" style:parent-style-name="Text_20_body">
      <style:text-properties officeooo:rsid="006119ea" officeooo:paragraph-rsid="006119ea"/>
    </style:style>
    <style:style style:name="P53" style:family="paragraph" style:parent-style-name="Standard">
      <style:text-properties officeooo:paragraph-rsid="006119ea"/>
    </style:style>
    <style:style style:name="P54" style:family="paragraph" style:parent-style-name="Text_20_body" style:list-style-name="L18"/>
    <style:style style:name="P55" style:family="paragraph" style:parent-style-name="Heading_20_3">
      <style:paragraph-properties fo:margin-top="0cm" fo:margin-bottom="0.247cm" style:contextual-spacing="false" fo:line-height="115%"/>
    </style:style>
    <style:style style:name="P56" style:family="paragraph" style:parent-style-name="Preformatted_20_Text">
      <style:paragraph-properties fo:margin-top="0cm" fo:margin-bottom="0.247cm" style:contextual-spacing="false" fo:line-height="115%"/>
    </style:style>
    <style:style style:name="P57" style:family="paragraph" style:parent-style-name="Text_20_body" style:list-style-name="L19"/>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text-properties style:text-underline-style="solid" style:text-underline-width="auto" style:text-underline-color="font-color" fo:font-weight="bold" officeooo:rsid="006292df" officeooo:paragraph-rsid="006292df" style:font-weight-asian="bold" style:font-weight-complex="bold"/>
    </style:style>
    <style:style style:name="P61" style:family="paragraph" style:parent-style-name="Text_20_body" style:list-style-name="L22"/>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Horizontal_20_Line">
      <style:paragraph-properties fo:margin-top="0cm" fo:margin-bottom="0.247cm" style:contextual-spacing="false" fo:line-height="115%"/>
    </style:style>
    <style:style style:name="P67" style:family="paragraph" style:parent-style-name="Text_20_body">
      <style:text-properties officeooo:paragraph-rsid="006292df"/>
    </style:style>
    <style:style style:name="T1" style:family="text">
      <style:text-properties fo:font-weight="bold"/>
    </style:style>
    <style:style style:name="T2" style:family="text">
      <style:text-properties fo:font-style="italic"/>
    </style:style>
    <style:style style:name="T3" style:family="text">
      <style:text-properties fo:color="#000000" loext:opacity="100%" fo:background-color="transparent" loext:char-shading-value="0"/>
    </style:style>
    <style:style style:name="T4" style:family="text">
      <style:text-properties fo:color="#000000" loext:opacity="100%" style:font-name="Consolas" fo:font-size="10.5pt" fo:font-weight="normal" fo:background-color="transparent" loext:char-shading-value="0"/>
    </style:style>
    <style:style style:name="T5" style:family="text">
      <style:text-properties fo:font-weight="bold" fo:background-color="transparent" loext:char-shading-value="0"/>
    </style:style>
    <style:style style:name="T6" style:family="text">
      <style:text-properties fo:font-weight="normal" fo:background-color="transparent" loext:char-shading-value="0"/>
    </style:style>
    <style:style style:name="T7" style:family="text">
      <style:text-properties fo:font-size="12pt"/>
    </style:style>
    <style:style style:name="T8" style:family="text">
      <style:text-properties officeooo:rsid="00531d09"/>
    </style:style>
    <style:style style:name="T9" style:family="text">
      <style:text-properties officeooo:rsid="004de207"/>
    </style:style>
    <style:style style:name="T10" style:family="text">
      <style:text-properties fo:color="#cccccc" loext:opacity="100%" style:font-name="Cascadia Mono" fo:font-size="12pt" officeooo:rsid="0024ed6c" fo:background-color="#0c0c0c" loext:char-shading-value="0" style:font-size-asian="12pt"/>
    </style:style>
    <style:style style:name="T11" style:family="text">
      <style:text-properties fo:color="#f9f1a5" loext:opacity="100%" style:font-name="Cascadia Mono" fo:font-size="12pt" officeooo:rsid="0024ed6c" fo:background-color="#0c0c0c" loext:char-shading-value="0" style:font-size-asian="12pt"/>
    </style:style>
    <style:style style:name="T12" style:family="text">
      <style:text-properties fo:color="#3a96dd" loext:opacity="100%" style:font-name="Cascadia Mono" fo:font-size="12pt" officeooo:rsid="0024ed6c" fo:background-color="#0c0c0c" loext:char-shading-value="0" style:font-size-asian="12pt"/>
    </style:style>
    <style:style style:name="T13" style:family="text">
      <style:text-properties fo:color="#f9f1a5" loext:opacity="100%" fo:font-family="'Cascadia Mono'" style:font-family-generic="modern" style:font-pitch="fixed" fo:font-size="12pt" fo:background-color="#0c0c0c" loext:char-shading-value="0" style:font-size-asian="12pt"/>
    </style:style>
    <style:style style:name="T14" style:family="text">
      <style:text-properties fo:color="#cccccc" loext:opacity="100%" style:font-name="Cascadia Mono" fo:font-size="12pt" fo:background-color="#0c0c0c" loext:char-shading-value="0" style:font-size-asian="12pt"/>
    </style:style>
    <style:style style:name="T15" style:family="text">
      <style:text-properties fo:color="#767676" loext:opacity="100%" style:font-name="Cascadia Mono" fo:font-size="12pt" fo:background-color="#0c0c0c" loext:char-shading-value="0" style:font-size-asian="12pt"/>
    </style:style>
    <style:style style:name="T16" style:family="text">
      <style:text-properties fo:background-color="#adff2f" loext:char-shading-value="0"/>
    </style:style>
    <style:style style:name="T17" style:family="text">
      <style:text-properties fo:color="#cccccc" loext:opacity="100%" fo:font-size="12pt" fo:background-color="#0c0c0c" loext:char-shading-value="0" style:font-size-asian="12pt"/>
    </style:style>
    <style:style style:name="T18" style:family="text">
      <style:text-properties style:text-underline-style="solid" style:text-underline-width="auto" style:text-underline-color="font-color" officeooo:rsid="006119ea"/>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Orchestration avec Docker Compose :</text:p>
      <text:list text:style-name="L1">
        <text:list-header>
          <text:p text:style-name="P2"/>
        </text:list-header>
      </text:list>
      <text:p text:style-name="P3">Docker : "Je veux un serveur  pour" :</text:p>
      <text:list text:continue-numbering="true" text:style-name="L1">
        <text:list-item>
          <text:p text:style-name="P2">stocker mes fichiers (HDFS),</text:p>
        </text:list-item>
        <text:list-item>
          <text:p text:style-name="P2">un cerveau pour calculer (Spark) </text:p>
        </text:list-item>
        <text:list-item>
          <text:p text:style-name="P2">et une base de données pour mes résultats (MongoDB)</text:p>
        </text:list-item>
      </text:list>
      <text:p text:style-name="P3"/>
      <text:p text:style-name="P3"/>
      <text:h text:style-name="P4" text:outline-level="2">1. Introduction (1-2 min)</text:h>
      <text:list text:style-name="L2">
        <text:list-item>
          <text:p text:style-name="P5"><text:span text:style-name="T1">Contexte :</text:span> Analyse des logs d'un site e-commerce de cosmétiques.</text:p>
        </text:list-item>
        <text:list-item>
          <text:p text:style-name="P5"><text:span text:style-name="T1">Objectif :</text:span> Extraire des informations stratégiques (performances serveur, tendances produits) via une architecture Big Data.</text:p>
        </text:list-item>
        <text:list-item>
          <text:p text:style-name="P5"><text:span text:style-name="T1">Problématique :</text:span> Comment traiter des volumes de données importants de manière distribuée et persistante ?</text:p>
        </text:list-item>
      </text:list>
      <text:h text:style-name="P4" text:outline-level="2">2. Architecture et Choix Techniques (3-4 min)</text:h>
      <text:p text:style-name="P6">Expliquez pourquoi vous avez choisi ces outils via Docker:</text:p>
      <text:list text:style-name="L3">
        <text:list-item>
          <text:p text:style-name="P7"><text:span text:style-name="T1">HDFS (Hadoop) :</text:span> Choisi pour le <text:span text:style-name="T1">stockage distribué</text:span>. Il permet de découper les logs en blocs et de les répliquer sur plusieurs DataNodes pour garantir la sécurité des données.</text:p>
        </text:list-item>
        <text:list-item>
          <text:p text:style-name="P7"><text:span text:style-name="T1">Apache Spark :</text:span> Choisi pour sa rapidité de <text:span text:style-name="T1">traitement en mémoire</text:span>. Il permet de faire du Batch (données historiques) et du Streaming (données temps réel) sur la même plateforme.</text:p>
        </text:list-item>
        <text:list-item>
          <text:p text:style-name="P7"><text:span text:style-name="T1">MongoDB :</text:span> Une base NoSQL orientée documents choisie pour sa <text:span text:style-name="T1">flexibilité</text:span>. Contrairement à une base SQL, elle accepte facilement des structures de résultats variées issues des analyses Spark.</text:p>
        </text:list-item>
      </text:list>
      <text:h text:style-name="P8" text:outline-level="3">1. Pourquoi HDFS plutôt que le stockage local ou S3 ?</text:h>
      <text:list text:style-name="L4">
        <text:list-item>
          <text:p text:style-name="P9">Alternative 1 : Le système de fichiers local.</text:p>
          <text:list>
            <text:list-item>
              <text:p text:style-name="P10"><text:span text:style-name="T2">Pourquoi pas ?</text:span> Le stockage local n'est pas <text:span text:style-name="T1">distribué</text:span>. Si le serveur tombe, les données sont perdues. HDFS fragmente le fichier <text:span text:style-name="Source_20_Text">web_server.log</text:span> et le réplique, ce qui est la base de la tolérance aux pannes en Big Data.</text:p>
            </text:list-item>
          </text:list>
        </text:list-item>
        <text:list-item>
          <text:p text:style-name="P9">Alternative 2 : Cloud Storage (AWS S3 / Azure Blob).</text:p>
          <text:list>
            <text:list-item>
              <text:p text:style-name="P10"><text:span text:style-name="T2">Pourquoi pas ?</text:span> Bien que très utilisés en entreprise, ces services sont payants et dépendent d'une connexion internet. HDFS est la solution <text:span text:style-name="T1">Open Source</text:span> de référence pour garder le contrôle total de ses données en local via Docker.</text:p>
            </text:list-item>
          </text:list>
        </text:list-item>
      </text:list>
      <text:h text:style-name="Heading_20_3" text:outline-level="3">2. Pourquoi Spark plutôt que MapReduce ou Flink ?</text:h>
      <text:list text:style-name="L5">
        <text:list-item>
          <text:p text:style-name="P11">Alternative 1 : Hadoop MapReduce.</text:p>
          <text:list>
            <text:list-item>
              <text:p text:style-name="P12"><text:soft-page-break/><text:span text:style-name="T2">Pourquoi pas ?</text:span> MapReduce écrit sur le disque après chaque étape, ce qui le rend <text:span text:style-name="T1">très lent</text:span> par rapport à Spark qui travaille <text:span text:style-name="T1">en mémoire (RAM)</text:span>. De plus, MapReduce est beaucoup plus complexe à coder pour des analyses de logs (il faut écrire beaucoup de code pour peu de résultats).</text:p>
            </text:list-item>
          </text:list>
        </text:list-item>
        <text:list-item>
          <text:p text:style-name="P11">Alternative 2 : Apache Flink.</text:p>
          <text:list>
            <text:list-item>
              <text:p text:style-name="P12"><text:span text:style-name="T2">Pourquoi pas ?</text:span> Flink est excellent pour le streaming pur, mais <text:span text:style-name="T1">Spark est plus polyvalent</text:span>. Dans votre projet, vous devez faire du <text:span text:style-name="T1">Batch ET du Stream</text:span>. Spark permet d'utiliser le même code (PySpark) pour les deux, ce qui simplifie énormément le développement.</text:p>
            </text:list-item>
          </text:list>
        </text:list-item>
      </text:list>
      <text:h text:style-name="Heading_20_3" text:outline-level="3">3. Pourquoi MongoDB plutôt que MySQL ou Cassandra ?</text:h>
      <text:list text:style-name="L6">
        <text:list-item>
          <text:p text:style-name="P13">Alternative 1 : Une base SQL (MySQL / MariaDB).</text:p>
          <text:list>
            <text:list-item>
              <text:p text:style-name="P14"><text:span text:style-name="T2">Pourquoi pas ?</text:span> Les logs web sont semi-structurés. Si demain vous voulez ajouter une nouvelle métrique (ex: le type de navigateur de l'utilisateur), MySQL vous obligerait à modifier le schéma de la table (ALTER TABLE). <text:span text:style-name="T1">MongoDB est "schema-less"</text:span> : on y injecte des documents JSON sans se soucier de la structure rigide, ce qui offre une agilité indispensable en analyse de données.</text:p>
            </text:list-item>
          </text:list>
        </text:list-item>
        <text:list-item>
          <text:p text:style-name="P13">Alternative 2 : Apache Cassandra.</text:p>
          <text:list>
            <text:list-item>
              <text:p text:style-name="P14"><text:span text:style-name="T2">Pourquoi pas ?</text:span> Cassandra est très performante pour l'écriture massive, mais elle est complexe à configurer et à requêter. Pour un projet de cette taille, <text:span text:style-name="T1">MongoDB est plus simple à installer via Docker</text:span> et offre des outils de visualisation (comme MongoDB Compass) très intuitifs pour présenter vos résultats.</text:p>
            </text:list-item>
          </text:list>
        </text:list-item>
      </text:list>
      <text:h text:style-name="Heading_20_3" text:outline-level="3">4. Pourquoi Docker plutôt que des installations natives ?</text:h>
      <text:list text:style-name="L7">
        <text:list-item>
          <text:p text:style-name="P15">Alternative : Installation "Bare Metal" (directement sur Windows/Linux).</text:p>
          <text:list>
            <text:list-item>
              <text:p text:style-name="P16"><text:span text:style-name="T2">Pourquoi pas ?</text:span> Installer Hadoop et Spark nativement est un cauchemar de configuration (variables d'environnement, versions de Java, conflits de ports). <text:span text:style-name="T1">Docker garantit l'isolation</text:span> : l'architecture fonctionne exactement de la même manière sur votre ordinateur que sur celui du professeur. C'est le choix de la <text:span text:style-name="T1">reproductibilité</text:span>.</text:p>
            </text:list-item>
          </text:list>
        </text:list-item>
      </text:list>
      <text:p text:style-name="Horizontal_20_Line"/>
      <text:p text:style-name="P17">Résumé pour l'oral :</text:p>
      <text:p text:style-name="P18">"Nous avons écarté MapReduce pour sa lenteur et SQL pour sa rigidité. Le couple <text:span text:style-name="T1">Spark/MongoDB</text:span> a été retenu car il offre le meilleur compromis entre <text:span text:style-name="T1">vitesse de calcul</text:span> (en mémoire) et <text:span text:style-name="T1">flexibilité du stockage</text:span> (sans schéma fixe), le tout orchestré par Docker pour une mise en service rapide et fiable."</text:p>
      <text:p text:style-name="P3"/>
      <text:p text:style-name="P3"/>
      <text:p text:style-name="P3"/>
      <text:p text:style-name="P3"/>
      <text:p text:style-name="P3"/>
      <text:p text:style-name="P3"><text:soft-page-break/></text:p>
      <text:p text:style-name="P3"/>
      <text:p text:style-name="P19">Docker et Hadoop </text:p>
      <text:p text:style-name="P19">Pour déployer le framework Hadoop, nous utiliserons des conteneurs Docker. Cette approche simplifie considérablement la configuration par rapport à une installation native. Elle présente également l’avantage d’être plus légère et plus rapide à exécuter qu’une machine virtuelle clas sique. Dans ce TP, nous allons mettre en place un cluster Hadoop distribué en utilisant cinq conteneurs Docker, chacun représentant un composant clé du système : </text:p>
      <text:p text:style-name="P19">— NameNode:nœudmaître de HDFS, chargé de gérer les métadonnées du système de fichiers distribués, telles que la structure des répertoires, l’emplacement des blocs et les permissions. Il exécute également le ResourceManager de YARN, responsable de l’orchestration des ressources et de la planification des tâches.</text:p>
      <text:p text:style-name="P19">— DataNodes (2) : nœuds esclaves chargés de stocker les blocs de données HDFS. Ils exé cutent également des tâches YARN via le NodeManager. Chaque DataNode communique régulièrement avec le NameNode pour signaler son état et transmettre des informations sur les blocs stockés.</text:p>
      <text:p text:style-name="P19">— Secondary NameNode : service auxiliaire chargé de créer périodiquement des points de contrôle (checkpoints) en fusionnant les fichiers EditLog et FsImage. Cela permet d’assurer la cohérence des métadonnées et de faciliter la reprise après panne du NameNode.</text:p>
      <text:p text:style-name="P19">— Client HDFS : conteneur dédié permettant d’interagir avec le cluster en utilisant les com mandes en ligne (hdfs dfs-put, hdfs dfs-ls, etc.). Ce conteneur simulera l’application cliente qui envoie des fichiers vers le cluster ou lit des données depuis celui-ci. L’image Docker utilisée dans ce TP est : cjj2010/hadoop:3.3.6</text:p>
      <text:p text:style-name="P19">Cette image, basée sur Hadoop 3.3.6, est préconfigurée pour exécuter les principaux com posants du framework, notamment :- HDFS : NameNode, DataNode, Secondary NameNode- YARN : ResourceManager, NodeManager</text:p>
      <text:p text:style-name="P19"><text:s/>Elle simplifie considérablement le déploiement du cluster en regroupant toutes les fonctionnalités nécessaires dans une seule image docker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text:span text:style-name="Source_20_Text"/></text:p>
      <text:p text:style-name="P20"><text:span text:style-name="Source_20_Text"><text:span text:style-name="T3"> </text:span></text:span><text:span text:style-name="Source_20_Text"><text:span text:style-name="T4"># Client HDFS pour interagir avec le cluster</text:span></text:span></text:p>
      <text:p text:style-name="P21">  </text:p>
      <text:p text:style-name="P22"/>
      <text:p text:style-name="P23"><text:span text:style-name="T5">File System (HDFS)</text:span><text:span text:style-name="T6">.</text:span></text:p>
      <text:h text:style-name="P24" text:outline-level="3">1. Définition du service Client (TP 4, Page 1)</text:h>
      <text:p text:style-name="P25">L'explication de ce qu'est le conteneur client se trouve dans la présentation de l'architecture du cluster:</text:p>
      <text:list text:style-name="L8">
        <text:list-item>
          <text:p text:style-name="P26"><text:span text:style-name="T1">Rôle :</text:span> Il est défini comme un conteneur dédié permettant d'interagir avec le cluster via des commandes en ligne.</text:p>
        </text:list-item>
        <text:list-item>
          <text:p text:style-name="P26"><text:span text:style-name="T1">Simulation :</text:span> Il simule l'application cliente qui envoie des fichiers vers le cluster ou lit des données depuis celui-ci</text:p>
        </text:list-item>
      </text:list>
      <text:p text:style-name="P27"><text:span text:style-name="Source_20_Text"/></text:p>
      <text:p text:style-name="P20"><text:span text:style-name="Source_20_Text"/></text:p>
      <text:p text:style-name="P28"><text:span text:style-name="Source_20_Text">Accès à l’interface Web HDFS Ouvrez votre navigateur web et accédez à l’interface d’administration du NameNode à l’adresse suivante : http://localhost:9870 </text:span></text:p>
      <text:p text:style-name="P28"><text:span text:style-name="Source_20_Text">Dans cette interface, plusieurs onglets sont disponibles pour surveiller l’état du cluster. </text:span></text:p>
      <text:p text:style-name="P28"><text:span text:style-name="Source_20_Text">Cliquez sur l’onglet Datanodes.</text:span></text:p>
      <text:p text:style-name="P28"><text:span text:style-name="Source_20_Text">Analyse des informations affichées</text:span></text:p>
      <text:p text:style-name="P28"><text:span text:style-name="Source_20_Text">Sur cette page, vous pouvez observer pour chaque DataNode les informations suivantes :</text:span></text:p>
      <text:p text:style-name="P28"><text:span text:style-name="Source_20_Text">— Number of Blocks : nombre total de blocs stockés sur ce nœud.</text:span></text:p>
      <text:p text:style-name="P28"><text:span text:style-name="Source_20_Text">— Used : espace disque utilisé pour les données HDFS.</text:span></text:p>
      <text:p text:style-name="P28"><text:span text:style-name="Source_20_Text">— Capacity : capacité totale du disque disponible.</text:span></text:p>
      <text:p text:style-name="P28"><text:span text:style-name="Source_20_Text">— Last Contact : dernière communication entre le DataNode et le NameNode.</text:span></text:p>
      <text:p text:style-name="P28"><text:span text:style-name="Source_20_Text">Le champ Number of Blocks est particulièrement important :</text:span></text:p>
      <text:p text:style-name="P28"><text:span text:style-name="Source_20_Text">il vous permet de vérifier que votre fichier a bien été découpé en plusieurs blocs et répliqué sur les différents nœuds du cluster </text:span></text:p>
      <text:p text:style-name="P28"><text:span text:style-name="Source_20_Text"/></text:p>
      <text:p text:style-name="P28"><text:span text:style-name="Source_20_Tex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text:span text:style-name="Source_20_Text"><text:span text:style-name="T7"/></text:span></text:p>
      <text:p text:style-name="P31"><text:span text:style-name="Source_20_Text"><text:span text:style-name="T7"/></text:span></text:p>
      <text:p text:style-name="P31"><text:span text:style-name="Source_20_Text"><text:span text:style-name="T8">#</text:span></text:span><text:span text:style-name="Source_20_Text">Commande pour </text:span><text:span text:style-name="Source_20_Text"><text:span text:style-name="T9">mise en place configuration :</text:span></text:span></text:p>
      <text:p text:style-name="P31"><text:span text:style-name="Source_20_Text"/></text:p>
      <text:p text:style-name="P32"><text:span text:style-name="Source_20_Text"><text:span text:style-name="T10">PS C:\Users\Etudiant&gt; </text:span></text:span><text:span text:style-name="Source_20_Text"><text:span text:style-name="T11">cd</text:span></text:span><text:span text:style-name="Source_20_Text"><text:span text:style-name="T10"> </text:span></text:span><text:span text:style-name="Source_20_Text"><text:span text:style-name="T12">"C:\Users\Etudiant\Desktop\Cours\donnée massives\dm à rendre\dossier_analyse_de_log"</text:span></text:span></text:p>
      <text:p text:style-name="P31"><text:span text:style-name="Source_20_Text"/></text:p>
      <text:p text:style-name="P31"><text:span text:style-name="Source_20_Text"/></text:p>
      <text:p text:style-name="P31"><text:span text:style-name="Source_20_Text"/></text:p>
      <text:p text:style-name="P33"><text:span text:style-name="Source_20_Text"># Construit l'image </text:span></text:p>
      <text:p text:style-name="P33"><text:span text:style-name="Source_20_Text"><text:span text:style-name="T13">docker</text:span></text:span><text:span text:style-name="T14"> build </text:span><text:span text:style-name="T15">-t</text:span><text:span text:style-name="T14"> mon-image-tp-globale .</text:span></text:p>
      <text:p text:style-name="P33"><text:span text:style-name="Source_20_Text"/></text:p>
      <text:p text:style-name="P34"><text:span text:style-name="Source_20_Text"/></text:p>
      <text:p text:style-name="P34"><text:span text:style-name="Source_20_Text"># Lance tout le cluster </text:span></text:p>
      <text:p text:style-name="P34"><text:span text:style-name="Source_20_Text"><text:span text:style-name="T13">docker</text:span></text:span><text:span text:style-name="T14"> build </text:span><text:span text:style-name="T15">-t</text:span><text:span text:style-name="T14"> mon-image-tp-globale .</text:span></text:p>
      <text:p text:style-name="P34"><text:span text:style-name="Source_20_Text"/></text:p>
      <text:p text:style-name="P34"><text:span text:style-name="Source_20_Text"/></text:p>
      <text:p text:style-name="P35"><text:span text:style-name="Source_20_Text"><text:span text:style-name="T8"># </text:span></text:span><text:span text:style-name="Source_20_Text">Vérifier si le cluster est prêt </text:span></text:p>
      <text:p text:style-name="P35"><text:span text:style-name="Source_20_Text"><text:span text:style-name="T13">docker</text:span></text:span><text:span text:style-name="T14"> exec </text:span><text:span text:style-name="T15">-it</text:span><text:span text:style-name="T14"> namenode hdfs dfsadmin </text:span><text:span text:style-name="T15">-report</text:span></text:p>
      <text:p text:style-name="P36"/>
      <text:p text:style-name="P35"><text:span text:style-name="Source_20_Text"><text:span text:style-name="T16">C’est correct car Live datanodes (1):</text:span></text:span></text:p>
      <text:p text:style-name="P35"><text:span text:style-name="Source_20_Text"><text:span text:style-name="T16"/></text:span></text:p>
      <text:p text:style-name="P35"><text:span text:style-name="Source_20_Text"><text:span text:style-name="T8"># </text:span></text:span><text:span text:style-name="Source_20_Text">Requête pour charger les données dans HDFS </text:span></text:p>
      <text:p text:style-name="P35"><text:span text:style-name="Source_20_Text"><text:span text:style-name="T13">docker</text:span></text:span><text:span text:style-name="T14"> exec </text:span><text:span text:style-name="T15">-it</text:span><text:span text:style-name="T14"> namenode hdfs dfs </text:span><text:span text:style-name="T15">-put</text:span><text:span text:style-name="T14"> </text:span><text:span text:style-name="T15">-f</text:span><text:span text:style-name="T14"> /data/web_server.log /web_server.log</text:span></text:p>
      <text:p text:style-name="P37"/>
      <text:p text:style-name="P35"><text:span text:style-name="Source_20_Text"># Étape d'Ingestion (Chargement dans HDFS) </text:span></text:p>
      <text:p text:style-name="P35"><text:span text:style-name="Source_20_Text"><text:span text:style-name="T13">docker</text:span></text:span><text:span text:style-name="T14"> exec </text:span><text:span text:style-name="T15">-it</text:span><text:span text:style-name="T14"> namenode hdfs dfs </text:span><text:span text:style-name="T15">-put</text:span><text:span text:style-name="T14"> </text:span><text:span text:style-name="T15">-f</text:span><text:span text:style-name="T14"> /data/web_server.log /web_server.log</text:span></text:p>
      <text:p text:style-name="P37"/>
      <text:p text:style-name="P38"><text:span text:style-name="Source_20_Text"><text:span text:style-name="T7">Vérifier la présence du fichier dans HDFS </text:span></text:span></text:p>
      <text:p text:style-name="P38"><text:span text:style-name="Source_20_Text"><text:span text:style-name="T17"/></text:span></text:p>
      <text:p text:style-name="P35"><text:span text:style-name="Source_20_Text"><text:span text:style-name="T14">docker exec -it namenode hdfs dfs -ls -h /</text:span></text:span></text:p>
      <text:p text:style-name="P37"/>
      <text:p text:style-name="P37"/>
      <text:p text:style-name="P35"><text:span text:style-name="Source_20_Text"># Étape de Traitement (Lancement de Spark) </text:span></text:p>
      <text:p text:style-name="P35"><text:span text:style-name="Source_20_Text"><text:span text:style-name="T13">docker</text:span></text:span><text:span text:style-name="T14"> exec </text:span><text:span text:style-name="T15">-it</text:span><text:span text:style-name="T14"> spark-master spark-submit </text:span><text:span text:style-name="T15">--master</text:span><text:span text:style-name="T14"> spark://spark-master:7077 </text:span><text:span text:style-name="T15">--packages</text:span><text:span text:style-name="T14"> org.mongodb.spark:mongo-spark-connector_2.12:3.0.1 /opt/spark-apps/analyse_log.py</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5"><text:span text:style-name="Source_20_Text">Voici comment votre programme valide les points clés du cours :</text:span></text:p>
      <text:p text:style-name="P35"><text:span text:style-name="Source_20_Text"/></text:p>
      <text:p text:style-name="P35"><text:span text:style-name="Source_20_Text">1. Architecture HDFS distribuée (Partie 1)</text:span></text:p>
      <text:p text:style-name="P35"><text:span text:style-name="Source_20_Text">Séparation des rôles : Vous avez bien distingué le NameNode (gestionnaire des métadonnées) du DataNode (stockage physique des blocs).</text:span></text:p>
      <text:p text:style-name="P35"><text:span text:style-name="Source_20_Text">Cohérence du cluster : L'utilisation du volume hadoop_config et du délai sleep 10 pour le DataNode garantit que les deux services partagent le même ClusterID, résolvant ainsi le problème technique d'enregistrement que vous aviez.</text:span></text:p>
      <text:list text:style-name="L9">
        <text:list-item>
          <text:p text:style-name="P39"><text:span text:style-name="Source_20_Text">Persistance intelligente : La commande du NameNode ne formate le système que si le dossier est vide, ce qui évite de perdre les données à chaque redémarrage tout en automatisant le premier lancement.</text:span></text:p>
          <text:p text:style-name="P39"><text:span text:style-name="Source_20_Text"/></text:p>
        </text:list-item>
      </text:list>
      <text:p text:style-name="P35"><text:span text:style-name="Source_20_Text">2. Architecture de Calcul Spark (Partie 2)</text:span></text:p>
      <text:list text:style-name="L10">
        <text:list-item>
          <text:p text:style-name="P40"><text:span text:style-name="Source_20_Text">Modèle Master/Worker : Vous respectez la structure maître-esclave d'Apache Spark, permettant l'exécution distribuée de votre script Python.</text:span></text:p>
        </text:list-item>
        <text:list-item>
          <text:p text:style-name="P40"><text:span text:style-name="Source_20_Text">Intégration HDFS : L'environnement est correctement configuré via HADOOP_CONF_CORE_SITE pour que Spark sache lire directement les données sur HDFS.</text:span></text:p>
        </text:list-item>
        <text:list-item>
          <text:p text:style-name="P40"><text:span text:style-name="Source_20_Text">Volumes Applicatifs : Le montage de ./apps permet de modifier votre code d'analyse (analyse_log.py) sans avoir à reconstruire l'image Docker.</text:span></text:p>
          <text:p text:style-name="P40"><text:span text:style-name="Source_20_Text"/></text:p>
        </text:list-item>
      </text:list>
      <text:p text:style-name="P35"><text:span text:style-name="Source_20_Text">3. Persistance des résultats (Partie 3)</text:span></text:p>
      <text:list text:style-name="L11">
        <text:list-item>
          <text:p text:style-name="P41"><text:span text:style-name="Source_20_Text">Base NoSQL : L'ajout de MongoDB correspond à la phase finale de traitement où les statistiques calculées par Spark sont stockées pour être consultables.</text:span></text:p>
        </text:list-item>
        <text:list-item>
          <text:p text:style-name="P41"><text:span text:style-name="Source_20_Text">Volume de Données : L'utilisation du volume nommé mongo_data assure que vos résultats d'analyse ne sont pas supprimés si le conteneur s'arrête.</text:span></text:p>
        </text:list-item>
        <text:list-item>
          <text:p text:style-name="P41"><text:span text:style-name="Source_20_Text"/></text:p>
        </text:list-item>
      </text:list>
      <text:p text:style-name="P35"><text:span text:style-name="Source_20_Text">Pourquoi cela va fonctionner pour votre TP :</text:span></text:p>
      <text:p text:style-name="P35"><text:span text:style-name="Source_20_Text">Votre script règle de manière autonome les problèmes de "Datanode non connecté" et de "Formatage manuel". En suivant cette configuration, vous passez d'une gestion manuelle complexe à une orchestration automatique qui est l'objectif principal de l'utilisation de Docker dans ce cours.</text:span></text:p>
      <text:p text:style-name="P35"><text:span text:style-name="Source_20_Text"/></text:p>
      <text:p text:style-name="P35"><text:span text:style-name="Source_20_Text"/></text:p>
      <text:p text:style-name="P35"><text:span text:style-name="Source_20_Text"/></text:p>
      <text:p text:style-name="P35"><text:span text:style-name="Source_20_Text"/></text:p>
      <text:p text:style-name="P35"><text:span text:style-name="Source_20_Text"/></text:p>
      <text:p text:style-name="P35"><text:span text:style-name="Source_20_Text"/></text:p>
      <text:p text:style-name="P35"><text:span text:style-name="Source_20_Text"/></text:p>
      <text:p text:style-name="P35"><text:span text:style-name="Source_20_Text"/></text:p>
      <text:h text:style-name="P42" text:outline-level="2"><text:soft-page-break/><text:span text:style-name="Source_20_Text">Conclusion Technique : Orchestration de l'Architecture Big Data</text:span></text:h>
      <text:p text:style-name="Text_20_body">L'architecture mise en place via <text:span text:style-name="T1">Docker Compose</text:span> permet d'automatiser le cycle de vie complet de la donnée, de son stockage brut jusqu'à sa valorisation statistique.</text:p>
      <text:h text:style-name="Heading_20_3" text:outline-level="3">1. La Communication Inter-Services</text:h>
      <text:list text:style-name="L12">
        <text:list-item>
          <text:p text:style-name="P43"><text:span text:style-name="T1">HDFS (Storage)</text:span> : Le <text:span text:style-name="T1">NameNode</text:span> et le <text:span text:style-name="T1">DataNode</text:span> se synchronisent via un volume de configuration partagé (<text:span text:style-name="Source_20_Text">hadoop_config</text:span>) pour garantir l'unicité du <text:span text:style-name="Source_20_Text">ClusterID</text:span>.</text:p>
        </text:list-item>
        <text:list-item>
          <text:p text:style-name="P43"><text:span text:style-name="T1">Spark (Compute)</text:span> : Le cluster Spark est nativement intégré à HDFS grâce à la variable d'environnement <text:span text:style-name="Source_20_Text">HADOOP_CONF_CORE_SITE</text:span>, ce qui lui permet de lire les fichiers de logs de manière performante.</text:p>
        </text:list-item>
        <text:list-item>
          <text:p text:style-name="P43"><text:span text:style-name="T1">MongoDB (Sink)</text:span> : Les résultats du traitement (Top IP, codes HTTP) sont exportés via le connecteur <text:span text:style-name="Source_20_Text">mongo-spark-connector</text:span>, assurant la persistance des indicateurs métier.</text:p>
        </text:list-item>
      </text:list>
      <text:h text:style-name="Heading_20_3" text:outline-level="3">2. Automatisation et Résilience</text:h>
      <text:list text:style-name="L13">
        <text:list-item>
          <text:p text:style-name="P44"><text:span text:style-name="T1">Formatage Intelligent</text:span> : Le script de démarrage du NameNode vérifie la présence de métadonnées existantes avant de formater, évitant ainsi toute perte accidentelle de données.</text:p>
        </text:list-item>
        <text:list-item>
          <text:p text:style-name="P44"><text:span text:style-name="T1">Nettoyage au démarrage</text:span> : Le DataNode purge ses dossiers temporaires avant de se connecter au NameNode, ce qui résout les problèmes de synchronisation courants dans les environnements conteneurisés.</text:p>
        </text:list-item>
      </text:list>
      <text:h text:style-name="Heading_20_3" text:outline-level="3">3. Conformité aux Objectifs du Cours</text:h>
      <text:p text:style-name="Text_20_body">Cette solution répond strictement aux exigences du TP en proposant une infrastructure <text:span text:style-name="T1">scalable</text:span> (on peut ajouter des Workers ou des DataNodes) et <text:span text:style-name="T1">reproductible</text:span> (une seule commande <text:span text:style-name="Source_20_Text">up -d</text:span> suffit à tout lancer).</text:p>
      <text:p text:style-name="Text_20_body"/>
      <text:p text:style-name="P45">Explication de docker-compose.yml :</text:p>
      <text:p text:style-name="P35"><text:span text:style-name="Source_20_Text"/></text:p>
      <text:h text:style-name="P42" text:outline-level="2"><text:span text:style-name="Source_20_Text">1. Couche de Stockage : Hadoop HDFS</text:span></text:h>
      <text:p text:style-name="Text_20_body">Cette partie gère la persistance de vos données massives (vos fichiers de logs) de manière distribuée.</text:p>
      <text:list text:style-name="L14">
        <text:list-item>
          <text:p text:style-name="P46"><text:span text:style-name="Source_20_Text"><text:span text:style-name="T1">namenode</text:span></text:span> :</text:p>
          <text:list>
            <text:list-item>
              <text:p text:style-name="P46"><text:span text:style-name="T1">Rôle</text:span> : C'est le cerveau du système de fichiers HDFS. Il gère l'arborescence et sait où sont stockés les blocs de données.</text:p>
            </text:list-item>
            <text:list-item>
              <text:p text:style-name="P46"><text:span text:style-name="T1">Ports</text:span> : Le port <text:span text:style-name="Source_20_Text">9870</text:span> permet d'accéder à l'interface Web (HDFS UI) et le <text:span text:style-name="Source_20_Text">9000</text:span> est utilisé pour la communication interne des données.</text:p>
            </text:list-item>
            <text:list-item>
              <text:p text:style-name="P46"><text:span text:style-name="T1">Intelligence du script (</text:span><text:span text:style-name="Source_20_Text"><text:span text:style-name="T1">command</text:span></text:span><text:span text:style-name="T1">)</text:span> : La commande vérifie si un dossier <text:span text:style-name="Source_20_Text">current</text:span> existe déjà. S'il est absent, elle formate le NameNode pour créer un nouvel ID de <text:soft-page-break/>cluster. Cela évite de reformater (et donc de perdre les données) à chaque redémarrage.</text:p>
            </text:list-item>
          </text:list>
        </text:list-item>
        <text:list-item>
          <text:p text:style-name="P46"><text:span text:style-name="Source_20_Text"><text:span text:style-name="T1">datanode</text:span></text:span> :</text:p>
          <text:list>
            <text:list-item>
              <text:p text:style-name="P46"><text:span text:style-name="T1">Rôle</text:span> : C'est le bras armé qui stocke physiquement les morceaux de fichiers.</text:p>
            </text:list-item>
            <text:list-item>
              <text:p text:style-name="P46"><text:span text:style-name="T1">Synchronisation (</text:span><text:span text:style-name="Source_20_Text"><text:span text:style-name="T1">hadoop_config</text:span></text:span><text:span text:style-name="T1">)</text:span> : Le volume partagé <text:span text:style-name="Source_20_Text">hadoop_config</text:span> assure que le DataNode utilise exactement la même configuration que le NameNode.</text:p>
            </text:list-item>
            <text:list-item>
              <text:p text:style-name="P46"><text:span text:style-name="T1">Résolution technique (</text:span><text:span text:style-name="Source_20_Text"><text:span text:style-name="T1">rm -rf</text:span></text:span><text:span text:style-name="T1"> &amp; </text:span><text:span text:style-name="Source_20_Text"><text:span text:style-name="T1">sleep 10</text:span></text:span><text:span text:style-name="T1">)</text:span> : Pour éviter l'erreur de connexion, le DataNode vide ses anciennes données au démarrage et attend 10 secondes que le NameNode soit prêt pour récupérer le bon ID de cluster.</text:p>
            </text:list-item>
          </text:list>
        </text:list-item>
      </text:list>
      <text:p text:style-name="Horizontal_20_Line"/>
      <text:h text:style-name="Heading_20_2" text:outline-level="2">2. Couche de Calcul : Apache Spark</text:h>
      <text:p text:style-name="Text_20_body">Cette couche permet de traiter les données stockées dans HDFS pour en extraire des statistiques.</text:p>
      <text:list text:style-name="L15">
        <text:list-item>
          <text:p text:style-name="P47"><text:span text:style-name="Source_20_Text"><text:span text:style-name="T1">spark-master</text:span></text:span> :</text:p>
          <text:list>
            <text:list-item>
              <text:p text:style-name="P47"><text:span text:style-name="T1">Rôle</text:span> : Coordinateur du cluster de calcul. Il reçoit les requêtes de traitement (via <text:span text:style-name="Source_20_Text">spark-submit</text:span>) et distribue le travail.</text:p>
            </text:list-item>
            <text:list-item>
              <text:p text:style-name="P47"><text:span text:style-name="T1">Interface</text:span> : Accessible sur le port <text:span text:style-name="Source_20_Text">8080</text:span> pour surveiller l'avancement des calculs en temps réel.</text:p>
            </text:list-item>
          </text:list>
        </text:list-item>
        <text:list-item>
          <text:p text:style-name="P47"><text:span text:style-name="Source_20_Text"><text:span text:style-name="T1">spark-worker</text:span></text:span> :</text:p>
          <text:list>
            <text:list-item>
              <text:p text:style-name="P47"><text:span text:style-name="T1">Rôle</text:span> : L'unité d'exécution qui effectue réellement les calculs définis dans votre script Python (<text:span text:style-name="Source_20_Text">analyse_log.py</text:span>).</text:p>
            </text:list-item>
            <text:list-item>
              <text:p text:style-name="P47"><text:span text:style-name="T1">Dépendance</text:span> : Il attend que le Master soit prêt avant de se déclarer disponible pour travailler.</text:p>
            </text:list-item>
          </text:list>
        </text:list-item>
      </text:list>
      <text:p text:style-name="Horizontal_20_Line"/>
      <text:h text:style-name="Heading_20_2" text:outline-level="2">3. Couche de Persistance : MongoDB</text:h>
      <text:p text:style-name="Text_20_body">Une fois que Spark a terminé ses calculs, il doit enregistrer les résultats quelque part pour qu'ils soient exploitables.</text:p>
      <text:list text:style-name="L16">
        <text:list-item>
          <text:p text:style-name="P48"><text:span text:style-name="Source_20_Text"><text:span text:style-name="T1">mongodb</text:span></text:span> :</text:p>
          <text:list>
            <text:list-item>
              <text:p text:style-name="P48"><text:span text:style-name="T1">Rôle</text:span> : Base de données NoSQL qui stocke les statistiques finales (Top IP, produits les plus vus, etc.).</text:p>
            </text:list-item>
            <text:list-item>
              <text:p text:style-name="P48"><text:span text:style-name="T1">Persistance (</text:span><text:span text:style-name="Source_20_Text"><text:span text:style-name="T1">mongo_data</text:span></text:span><text:span text:style-name="T1">)</text:span> : Le volume nommé <text:span text:style-name="Source_20_Text">mongo_data</text:span> garantit que vos résultats d'analyse restent enregistrés sur votre disque dur même si vous supprimez les conteneurs Docker.</text:p>
            </text:list-item>
          </text:list>
        </text:list-item>
      </text:list>
      <text:p text:style-name="Horizontal_20_Line"/>
      <text:h text:style-name="Heading_20_2" text:outline-level="2"><text:soft-page-break/>Points Techniques Clés du Projet</text:h>
      <text:list text:style-name="L17">
        <text:list-item>
          <text:p text:style-name="P49"><text:span text:style-name="T1">Uniformité de l'image</text:span> : Vous utilisez <text:span text:style-name="Source_20_Text">mon-image-tp-globale</text:span> pour presque tous les services. Cela garantit que Spark et Hadoop partagent les mêmes versions de bibliothèques Java et Python, évitant ainsi les erreurs de compatibilité.</text:p>
        </text:list-item>
        <text:list-item>
          <text:p text:style-name="P50"><text:span text:style-name="T1">Partage de données (</text:span><text:span text:style-name="Source_20_Text"><text:span text:style-name="T1">./data</text:span></text:span><text:span text:style-name="T1">)</text:span> : Le dossier local de votre ordinateur est monté dans tous les services importants, ce qui permet au NameNode d'importer le fichier de log et à Spark d'y accéder si besoin.</text:p>
          <text:p text:style-name="P51"/>
        </text:list-item>
      </text:list>
      <text:p text:style-name="P52"/>
      <text:list text:continue-numbering="true" text:style-name="L17">
        <text:list-header>
          <text:p text:style-name="P51"/>
        </text:list-header>
      </text:list>
      <text:p text:style-name="P53"><text:span text:style-name="Source_20_Text"><text:span text:style-name="T18">Programme python :</text:span></text:span></text:p>
      <text:p text:style-name="Text_20_body"><text:span text:style-name="Source_20_Text"/></text:p>
      <text:h text:style-name="Heading_20_3" text:outline-level="3"><text:span text:style-name="Source_20_Text">1. Initialisation de la Session Spark</text:span></text:h>
      <text:p text:style-name="Text_20_body">Le script commence par créer une <text:span text:style-name="Source_20_Text">SparkSession</text:span>, qui est le point d'entrée pour utiliser Spark.</text:p>
      <text:list text:style-name="L18">
        <text:list-item>
          <text:p text:style-name="P54"><text:span text:style-name="T1">.master("spark://spark-master:7077")</text:span> : Connecte le script au service <text:span text:style-name="Source_20_Text">spark-master</text:span> défini dans votre fichier Docker Compose.</text:p>
        </text:list-item>
        <text:list-item>
          <text:p text:style-name="P54"><text:span text:style-name="T1">.config("spark.mongodb.output.uri", ...)</text:span> : Définit l'adresse de votre base de données MongoDB (<text:span text:style-name="Source_20_Text">mongodb:27017</text:span>) et la base de données cible (<text:span text:style-name="Source_20_Text">db_logs</text:span>).</text:p>
        </text:list-item>
      </text:list>
      <text:h text:style-name="P55" text:outline-level="3">2. Chargement des données (HDFS)</text:h>
      <text:p text:style-name="P6">Python</text:p>
      <text:p text:style-name="P56"><text:span text:style-name="Source_20_Text">df_brut = spark.read.text("hdfs://namenode:9000/web_server.log")</text:span></text:p>
      <text:p text:style-name="Text_20_body">Spark lit le fichier de 400 Mo directement depuis le <text:span text:style-name="T1">NameNode</text:span> sur le port 9000. À ce stade, chaque ligne du fichier est une simple chaîne de caractères dans une colonne appelée <text:span text:style-name="Source_20_Text">value</text:span>.</text:p>
      <text:h text:style-name="P55" text:outline-level="3">3. Extraction et Transformation (Parsing)</text:h>
      <text:p text:style-name="Text_20_body">Le script utilise la fonction <text:span text:style-name="Source_20_Text">split</text:span> pour découper chaque ligne de log (qui utilise des espaces comme séparateurs) en colonnes exploitables :</text:p>
      <text:list text:style-name="L19">
        <text:list-item>
          <text:p text:style-name="P57"><text:span text:style-name="T1">Index 0</text:span> : L'adresse IP du visiteur.</text:p>
        </text:list-item>
        <text:list-item>
          <text:p text:style-name="P57"><text:span text:style-name="T1">Index 8</text:span> : Le code status HTTP (200, 404, etc.).</text:p>
        </text:list-item>
        <text:list-item>
          <text:p text:style-name="P57"><text:span text:style-name="T1">Index 6</text:span> : L'URL de la page consultée.</text:p>
        </text:list-item>
      </text:list>
      <text:h text:style-name="P55" text:outline-level="3">4. Les trois analyses métiers</text:h>
      <text:p text:style-name="Text_20_body">Le script effectue des agrégations typiques du Big Data :</text:p>
      <text:list text:style-name="L20">
        <text:list-item>
          <text:p text:style-name="P58"><text:span text:style-name="T1">Top 10 IP</text:span> : Regroupe par IP, compte le nombre de lignes, trie par ordre décroissant et garde les 10 premières.</text:p>
        </text:list-item>
        <text:list-item>
          <text:p text:style-name="P58"><text:soft-page-break/><text:span text:style-name="T1">Répartition HTTP</text:span> : Compte le nombre total d'occurrences pour chaque code (utile pour détecter des erreurs serveurs massives).</text:p>
        </text:list-item>
        <text:list-item>
          <text:p text:style-name="P58"><text:span text:style-name="T1">Top Produits</text:span> : Filtre d'abord les URLs pour ne garder que celles contenant <text:span text:style-name="Source_20_Text">/products/</text:span>, puis compte les vues par produit.</text:p>
        </text:list-item>
      </text:list>
      <text:h text:style-name="P55" text:outline-level="3">5. Sauvegarde dans MongoDB</text:h>
      <text:p text:style-name="Text_20_body">C'est l'étape finale de persistance :</text:p>
      <text:p text:style-name="P6">Python</text:p>
      <text:p text:style-name="P56"><text:span text:style-name="Source_20_Text">top_ips.write.format("mongo").mode("append").option("collection", "top_ips").save()</text:span></text:p>
      <text:list text:style-name="L21">
        <text:list-item>
          <text:p text:style-name="P59"><text:span text:style-name="T1">format("mongo")</text:span> : Utilise le connecteur chargé lors du <text:span text:style-name="Source_20_Text">spark-submit</text:span>.</text:p>
        </text:list-item>
        <text:list-item>
          <text:p text:style-name="P59"><text:span text:style-name="T1">mode("append")</text:span> : Ajoute les données aux données existantes sans les effacer.</text:p>
        </text:list-item>
        <text:list-item>
          <text:p text:style-name="P59"><text:span text:style-name="T1">option("collection", ...)</text:span> : Range les résultats dans des "tables" (collections) différentes (<text:span text:style-name="Source_20_Text">top_ips</text:span>, <text:span text:style-name="Source_20_Text">stats_http</text:span>, <text:span text:style-name="Source_20_Text">top_produits</text:span>) au sein de MongoDB.</text:p>
        </text:list-item>
      </text:list>
      <text:h text:style-name="P55" text:outline-level="3">Pourquoi ce script est-il efficace ?</text:h>
      <text:p text:style-name="Text_20_body">Il ne traite pas les données ligne par ligne comme un script Python classique. Grâce à l'architecture définie dans votre <text:span text:style-name="Source_20_Text">docker-compose.yml</text:span>, Spark découpe le fichier en morceaux et distribue le calcul sur les <text:span text:style-name="T1">Workers</text:span>. Cela permet de traiter des fichiers de plusieurs gigaoctets très rapidement.</text:p>
      <text:p text:style-name="Text_20_body"/>
      <text:p text:style-name="P60">Explication de dockerfile :</text:p>
      <text:h text:style-name="Heading_20_3" text:outline-level="3"><text:span text:style-name="Source_20_Text">1. La base et les permissions</text:span></text:h>
      <text:list text:style-name="L22">
        <text:list-item>
          <text:p text:style-name="P61"><text:span text:style-name="Source_20_Text"><text:span text:style-name="T1">FROM debian:11-slim</text:span></text:span> : C'est le système d'exploitation de base. On choisit une version "slim" (légère) de Debian pour que l'image finale ne soit pas trop lourde.</text:p>
        </text:list-item>
        <text:list-item>
          <text:p text:style-name="P61"><text:span text:style-name="Source_20_Text"><text:span text:style-name="T1">USER root</text:span></text:span> : On demande les droits d'administrateur pour pouvoir installer des logiciels et créer des dossiers dans <text:span text:style-name="Source_20_Text">/opt</text:span>.</text:p>
        </text:list-item>
      </text:list>
      <text:h text:style-name="P55" text:outline-level="3">2. Installation des outils (RUN)</text:h>
      <text:list text:style-name="L23">
        <text:list-item>
          <text:p text:style-name="P62"><text:span text:style-name="Source_20_Text"><text:span text:style-name="T1">apt-get update ...</text:span></text:span> : Installe les briques indispensables :</text:p>
          <text:list>
            <text:list-item>
              <text:p text:style-name="P62"><text:span text:style-name="T1">Java (OpenJDK 11)</text:span> : Obligatoire car Hadoop et Spark tournent sur une machine virtuelle Java.</text:p>
            </text:list-item>
            <text:list-item>
              <text:p text:style-name="P62"><text:span text:style-name="T1">Python 3</text:span> : Nécessaire pour exécuter votre script d'analyse PySpark.</text:p>
            </text:list-item>
            <text:list-item>
              <text:p text:style-name="P62"><text:span text:style-name="T1">wget</text:span> : Un petit outil pour télécharger des fichiers depuis Internet.</text:p>
            </text:list-item>
          </text:list>
        </text:list-item>
      </text:list>
      <text:h text:style-name="P55" text:outline-level="3">3. Téléchargement de Hadoop et Spark</text:h>
      <text:list text:style-name="L24">
        <text:list-item>
          <text:p text:style-name="P63"><text:span text:style-name="T1">Hadoop 3.3.6</text:span> : Téléchargé et décompressé dans le dossier <text:span text:style-name="Source_20_Text">/opt/</text:span>. C'est lui qui gère le système de fichiers HDFS.</text:p>
        </text:list-item>
        <text:list-item>
          <text:p text:style-name="P63"><text:soft-page-break/><text:span text:style-name="T1">Spark 3.3.1</text:span> : Téléchargé et décompressé également dans <text:span text:style-name="Source_20_Text">/opt/</text:span>. C'est le moteur de calcul distribué.</text:p>
        </text:list-item>
      </text:list>
      <text:h text:style-name="P55" text:outline-level="3">4. Les variables d'environnement (ENV)</text:h>
      <text:p text:style-name="Text_20_body">Ces lignes indiquent au système où se trouvent les programmes :</text:p>
      <text:list text:style-name="L25">
        <text:list-item>
          <text:p text:style-name="P64"><text:span text:style-name="Source_20_Text"><text:span text:style-name="T1">JAVA_HOME</text:span></text:span>, <text:span text:style-name="Source_20_Text"><text:span text:style-name="T1">HADOOP_HOME</text:span></text:span>, <text:span text:style-name="Source_20_Text"><text:span text:style-name="T1">SPARK_HOME</text:span></text:span> : Définissent les chemins racines de chaque logiciel.</text:p>
        </text:list-item>
        <text:list-item>
          <text:p text:style-name="P64"><text:span text:style-name="Source_20_Text"><text:span text:style-name="T1">PATH</text:span></text:span> : Ajoute les dossiers <text:span text:style-name="Source_20_Text">/bin</text:span> et <text:span text:style-name="Source_20_Text">/sbin</text:span> à la liste des commandes connues du terminal. C'est grâce à cela que vous pouvez taper directement <text:span text:style-name="Source_20_Text">hdfs</text:span> ou <text:span text:style-name="Source_20_Text">spark-submit</text:span> sans écrire tout le chemin.</text:p>
        </text:list-item>
      </text:list>
      <text:h text:style-name="P55" text:outline-level="3">5. Configuration et Point final</text:h>
      <text:list text:style-name="L26">
        <text:list-item>
          <text:p text:style-name="P65"><text:span text:style-name="Source_20_Text"><text:span text:style-name="T1">core-site.xml</text:span></text:span> : C'est l'étape la plus importante. Elle écrit un fichier de configuration qui dit à chaque conteneur : <text:span text:style-name="T2">"Le serveur de fichier central se trouve sur la machine 'namenode' au port 9000"</text:span>. Sans cela, le DataNode et Spark ne sauraient pas à qui parler.</text:p>
        </text:list-item>
        <text:list-item>
          <text:p text:style-name="P65"><text:span text:style-name="Source_20_Text"><text:span text:style-name="T1">hadoop-env.sh</text:span></text:span> : Force Hadoop à utiliser le bon chemin Java interne.</text:p>
        </text:list-item>
        <text:list-item>
          <text:p text:style-name="P65"><text:span text:style-name="Source_20_Text"><text:span text:style-name="T1">WORKDIR /opt</text:span></text:span> : Définit le dossier de travail par défaut quand vous entrez dans le conteneur.</text:p>
        </text:list-item>
      </text:list>
      <text:p text:style-name="P66"/>
      <text:h text:style-name="P55" text:outline-level="3">Pourquoi est-ce efficace pour votre TP ?</text:h>
      <text:p text:style-name="Text_20_body">Grâce à ce Dockerfile unique, vos conteneurs <text:span text:style-name="Source_20_Text">namenode</text:span>, <text:span text:style-name="Source_20_Text">datanode</text:span>, <text:span text:style-name="Source_20_Text">spark-master</text:span> et <text:span text:style-name="Source_20_Text">spark-worker</text:span> sont des <text:span text:style-name="T1">clones parfaits</text:span>. Ils possèdent tous les mêmes outils et la même configuration réseau, ce qui garantit que Spark puisse lire ce que Hadoop a stocké sans erreur de compatibilité.</text:p>
      <text:p text:style-name="Text_20_body"><text:span text:style-name="Source_20_Text"/></text:p>
      <text:p text:style-name="P67"><text:span text:style-name="Source_20_Text"/></text:p>
      <text:p text:style-name="Text_20_body"><text:span text:style-name="Source_20_Tex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5T20:54:45.232225900</meta:creation-date>
    <dc:date>2026-01-12T14:05:03.815706300</dc:date>
    <meta:editing-duration>PT22H20M16S</meta:editing-duration>
    <meta:editing-cycles>37</meta:editing-cycles>
    <meta:generator>LibreOffice/25.2.7.2$Windows_X86_64 LibreOffice_project/5cbfd1ab6520636bb5f7b99185aa69bd7456825d</meta:generator>
    <meta:document-statistic meta:table-count="0" meta:image-count="0" meta:object-count="0" meta:page-count="11" meta:paragraph-count="183" meta:word-count="2883" meta:character-count="18334" meta:non-whitespace-character-count="15687"/>
  </office:meta>
</office:document-meta>
</file>